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2.00pt" fo:font-weight="normal" fo:font-family="'Courier New'" style:font-family-asian="'Courier New'" style:font-family-complex="'Courier New'" fo:background-color="#ffff00" style:use-window-font-color="true"/>
    </style:style>
    <style:style style:name="T2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2.00pt" fo:font-weight="normal" fo:font-family="'Courier New'" style:font-family-asian="'Courier New'" style:font-family-complex="'Courier New'" fo:background-color="#ffff00" style:use-window-font-color="true"/>
    </style:style>
    <style:style style:name="T2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2.00pt" fo:font-weight="normal" fo:font-family="'Courier New'" style:font-family-asian="'Courier New'" style:font-family-complex="'Courier New'" fo:background-color="#ffff00" style:use-window-font-color="true"/>
    </style:style>
    <style:style style:name="T3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2.00pt" fo:font-weight="normal" fo:font-family="'Courier New'" style:font-family-asian="'Courier New'" style:font-family-complex="'Courier New'" fo:background-color="#ffff00" style:use-window-font-color="true"/>
    </style:style>
    <style:style style:name="T3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2.00pt" fo:font-weight="normal" fo:font-family="'Courier New'" style:font-family-asian="'Courier New'" style:font-family-complex="'Courier New'" fo:background-color="#ffff00" style:use-window-font-color="true"/>
    </style:style>
    <style:style style:name="T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onstantia" style:font-family-asian="Constantia" style:font-family-complex="Constantia" fo:background-color="transparent" fo:color="#000000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onstantia" style:font-family-asian="Constantia" style:font-family-complex="Constantia" fo:background-color="transparent" fo:color="#000000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onstantia" style:font-family-asian="Constantia" style:font-family-complex="Constantia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onstantia" style:font-family-asian="Constantia" style:font-family-complex="Constantia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Consolas" style:font-family-asian="Consolas" style:font-family-complex="Consolas" fo:background-color="transparent" fo:color="#000000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Consolas" style:font-family-asian="Consolas" style:font-family-complex="Consolas" fo:background-color="transparent" fo:color="#000000" fo:font-style="italic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onsolas" style:font-family-asian="Consolas" style:font-family-complex="Consolas" fo:background-color="#e8f2fe" fo:color="#6a3e3e"/>
    </style:style>
    <style:style style:name="T73" style:family="text">
      <style:text-properties fo:font-size="12.00pt" fo:font-weight="normal" fo:font-family="Consolas" style:font-family-asian="Consolas" style:font-family-complex="Consolas" fo:background-color="#e8f2fe" fo:color="#000000"/>
    </style:style>
    <style:style style:name="T74" style:family="text">
      <style:text-properties fo:font-size="12.00pt" fo:font-weight="normal" fo:font-family="Consolas" style:font-family-asian="Consolas" style:font-family-complex="Consolas" fo:background-color="#e8f2fe" fo:color="#6a3e3e"/>
    </style:style>
    <style:style style:name="T75" style:family="text">
      <style:text-properties fo:font-size="12.00pt" fo:font-weight="normal" fo:font-family="Consolas" style:font-family-asian="Consolas" style:font-family-complex="Consolas" fo:background-color="#e8f2fe" fo:color="#000000"/>
    </style:style>
    <style:style style:name="T76" style:family="text">
      <style:text-properties fo:font-size="12.00pt" fo:font-weight="normal" fo:font-family="Consolas" style:font-family-asian="Consolas" style:font-family-complex="Consolas" fo:background-color="#e8f2fe" fo:color="#2a00ff"/>
    </style:style>
    <style:style style:name="T77" style:family="text">
      <style:text-properties fo:font-size="12.00pt" fo:font-weight="normal" fo:font-family="Consolas" style:font-family-asian="Consolas" style:font-family-complex="Consolas" fo:background-color="#e8f2fe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onsolas" style:font-family-asian="Consolas" style:font-family-complex="Consolas" fo:background-color="#e8f2fe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onsolas" style:font-family-asian="Consolas" style:font-family-complex="Consolas" fo:background-color="#e8f2fe" fo:color="#000000"/>
    </style:style>
    <style:style style:name="T8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Consolas" style:font-family-asian="Consolas" style:font-family-complex="Consolas" fo:background-color="transparent" fo:color="#000000" fo:font-style="italic"/>
    </style:style>
    <style:style style:name="T89" style:family="text">
      <style:text-properties fo:font-size="12.00pt" fo:font-weight="bold" fo:font-family="Consolas" style:font-family-asian="Consolas" style:font-family-complex="Consolas" fo:background-color="#ffff00" fo:color="#000000" fo:font-style="italic"/>
    </style:style>
    <style:style style:name="T90" style:family="text">
      <style:text-properties fo:font-size="12.00pt" fo:font-weight="bold" fo:font-family="Consolas" style:font-family-asian="Consolas" style:font-family-complex="Consolas" fo:background-color="transparent" fo:color="#000000" fo:font-style="italic"/>
    </style:style>
    <style:style style:name="T91" style:family="text">
      <style:text-properties fo:font-size="12.00pt" fo:font-weight="bold" fo:font-family="Consolas" style:font-family-asian="Consolas" style:font-family-complex="Consolas" fo:background-color="#ffff00" fo:color="#000000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104" style:family="text">
      <style:text-properties fo:font-size="12.00pt" fo:font-weight="normal" fo:font-family="Consolas" style:font-family-asian="Consolas" style:font-family-complex="Consolas" fo:background-color="#ffff00" fo:color="#000000" fo:font-style="italic"/>
    </style:style>
    <style:style style:name="T105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106" style:family="text">
      <style:text-properties fo:font-size="12.00pt" fo:font-weight="normal" fo:font-family="Consolas" style:font-family-asian="Consolas" style:font-family-complex="Consolas" fo:background-color="#ffff00" fo:color="#000000" fo:font-style="italic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11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6.00pt" fo:font-weight="bold" fo:font-family="Consolas" style:font-family-asian="Consolas" style:font-family-complex="Consolas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6.00pt" fo:font-weight="bold" fo:font-family="Consolas" style:font-family-asian="Consolas" style:font-family-complex="Consolas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6.00pt" fo:font-weight="bold" fo:font-family="Consolas" style:font-family-asian="Consolas" style:font-family-complex="Consolas" fo:background-color="transparent" fo:color="#000000"/>
    </style:style>
    <style:style style:name="T14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bold" fo:font-family="Consolas" style:font-family-asian="Consolas" style:font-family-complex="Consolas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Custom Module - JDBC</text:span></text:p>
      <text:p text:style-name="P1"><text:span text:style-name="T2"/></text:p>
      <text:p text:style-name="P1"><text:span text:style-name="T3">SEE UPDATE 11/19/20 - 7:00AM</text:span></text:p>
      <text:p text:style-name="P1"><text:span text:style-name="T4"/></text:p>
      <text:p text:style-name="P2"><text:span text:style-name="T5">Here's my steps for creating a Cusom Module Manually. These steps are from the JBoss Enterprise Application Configuration Guide. In the EAP-HOME/modules directory, make 3 folders underneath that:</text:span></text:p>
      <text:p text:style-name="P2"><text:span text:style-name="T5">com/mysql/main. I then placed the<text:s/></text:span><text:span text:style-name="T6">mysql-connector-java-8.0.20.jar<text:s/></text:span><text:span text:style-name="T7">file in there, along with a<text:s/></text:span><text:span text:style-name="T8">module.xml<text:s/></text:span><text:span text:style-name="T9">file with the following content:</text:span></text:p>
      <text:p text:style-name="P2"><text:span text:style-name="T10"/></text:p>
      <text:p text:style-name="P2"><text:span text:style-name="T11">&lt;?xml version="1.0"?&gt;&lt;modulexmlns="urn:jboss:module:1.1"name="com.mysql"&gt;</text:span></text:p>
      <text:p text:style-name="P2"><text:span text:style-name="T11">&lt;resources&gt;</text:span></text:p>
      <text:p text:style-name="P2"><text:span text:style-name="T11">&lt;resource-rootpath="mysql-connector-java-8.0.20.jar"/&gt;&lt;/resources&gt;</text:span></text:p>
      <text:p text:style-name="P2"><text:span text:style-name="T11">&lt;dependencies&gt;</text:span></text:p>
      <text:p text:style-name="P2"><text:span text:style-name="T11">&lt;modulename="javax.api"/&gt;</text:span></text:p>
      <text:p text:style-name="P2"><text:span text:style-name="T11">&lt;modulename="javax.transaction.api"/&gt;</text:span></text:p>
      <text:p text:style-name="P2"><text:span text:style-name="T11">&lt;/dependencies&gt;</text:span></text:p>
      <text:p text:style-name="P2"><text:span text:style-name="T11">&lt;/module&gt;</text:span></text:p>
      <text:p text:style-name="P2"><text:span text:style-name="T12"/></text:p>
      <text:p text:style-name="P2"><text:span text:style-name="T13">Add the Module as a Dependency:</text:span></text:p>
      <text:p text:style-name="P2"><text:span text:style-name="T14">In order for your application to be able to access this module’s resources, you must add the module as a dependency. Straight from the Development Guide Section 3.2: </text:span></text:p>
      <text:p text:style-name="P2"><text:span text:style-name="T15"/></text:p>
      <text:p text:style-name="P2"><text:span text:style-name="T16">You must first have a working software project.</text:span></text:p>
      <text:p text:style-name="P2"><text:span text:style-name="T17"/></text:p>
      <text:p text:style-name="P2"><text:span text:style-name="T18">Explicit module dependencies can be added to applications to add the classes of those modules to the class path of the application at deployment.</text:span></text:p>
      <text:p text:style-name="P2"><text:span text:style-name="T19"/></text:p>
      <text:p text:style-name="P2"><text:span text:style-name="T20">I'm using the Add A Explicit Module Dependency as a Deployment in the Development Guide, Section 3.2</text:span></text:p>
      <text:p text:style-name="P2"><text:span text:style-name="T21"/></text:p>
      <text:p text:style-name="P2"><text:span text:style-name="T22">So, I installed the Driver as a Datasourse in the JBoss Application Interface, got an error at first:</text:span></text:p>
      <text:p text:style-name="P2"><text:span text:style-name="T23"/></text:p>
      <text:p text:style-name="P2"><text:span text:style-name="T24">Request</text:span></text:p>
      <text:p text:style-name="P2"><text:span text:style-name="T24">{</text:span></text:p>
      <text:p text:style-name="P2"><text:span text:style-name="T24"><text:s text:c="4"/>"password" =&gt; "Steelers01!",</text:span></text:p>
      <text:p text:style-name="P2"><text:span text:style-name="T24"><text:s text:c="4"/>"enabled" =&gt; true,</text:span></text:p>
      <text:p text:style-name="P2"><text:span text:style-name="T24"><text:s text:c="4"/>"user-name" =&gt; "root",</text:span></text:p>
      <text:p text:style-name="P2"><text:span text:style-name="T24"><text:s text:c="4"/></text:span><text:span text:style-name="T25">"jndi-name" =&gt; "java:jboss/datasources/User",</text:span></text:p>
      <text:p text:style-name="P2"><text:span text:style-name="T26"><text:s text:c="4"/>"pool-name" =&gt; "MySqlDS_Pool",</text:span></text:p>
      <text:p text:style-name="P2"><text:span text:style-name="T26"><text:s text:c="4"/>"connection-url" =&gt; "jdbc:mysql://localhost:3306/</text:span><text:span text:style-name="T27">mysqldb",</text:span></text:p>
      <text:p text:style-name="P2"><text:span text:style-name="T28"><text:s text:c="4"/>"driver-class" =&gt; "com.mysql.cj.jdbc.Driver",</text:span></text:p>
      <text:p text:style-name="P2"><text:span text:style-name="T28"><text:s text:c="4"/>"driver-name" =&gt; "com.jboss.user.test.war_com.mysql.cj.jdbc.Driver_8_0",</text:span></text:p>
      <text:p text:style-name="P2"><text:span text:style-name="T28"><text:s text:c="4"/>"valid-connection-checker-class-name" =&gt; "org.jboss.jca.adapters.jdbc.extensions.mysql.MySQLValidConnectionChecker",</text:span></text:p>
      <text:p text:style-name="P2"><text:span text:style-name="T28"><text:s text:c="4"/>"background-validation" =&gt; true,</text:span></text:p>
      <text:p text:style-name="P2"><text:span text:style-name="T28"><text:s text:c="4"/>"exception-sorter-class-name" =&gt; "org.jboss.jca.adapters.jdbc.extensions.mysql.MySQLExceptionSorter",</text:span></text:p>
      <text:p text:style-name="P2"><text:span text:style-name="T28"><text:s text:c="4"/>"jta" =&gt;<text:s/></text:span><text:span text:style-name="T29">false</text:span><text:span text:style-name="T30">,</text:span></text:p>
      <text:p text:style-name="P2"><text:span text:style-name="T30"><text:s text:c="4"/>"use-ccm" =&gt; false,</text:span></text:p>
      <text:p text:style-name="P2"><text:span text:style-name="T30"><text:s text:c="4"/>"name" =&gt; "</text:span><text:span text:style-name="T31">MySqlDS",</text:span></text:p>
      <text:p text:style-name="P2"><text:span text:style-name="T32"><text:s text:c="4"/>"operation" =&gt; "add",</text:span></text:p>
      <text:p text:style-name="P2"><text:span text:style-name="T32"><text:s text:c="4"/>"address" =&gt; [</text:span></text:p>
      <text:p text:style-name="P2"><text:span text:style-name="T32"><text:s text:c="8"/>("subsystem" =&gt; "datasources"),</text:span></text:p>
      <text:p text:style-name="P2"><text:span text:style-name="T32"><text:s text:c="8"/>("data-source" =&gt; "</text:span><text:span text:style-name="T33">MySqlDS")</text:span></text:p>
      <text:p text:style-name="P2"><text:span text:style-name="T34"><text:s text:c="4"/>]</text:span></text:p>
      <text:p text:style-name="P2"><text:span text:style-name="T34">}</text:span></text:p>
      <text:p text:style-name="P2"><text:span text:style-name="T35"/></text:p>
      <text:p text:style-name="P2"><text:span text:style-name="T36">Response</text:span></text:p>
      <text:p text:style-name="P2"><text:span text:style-name="T37"/></text:p>
      <text:p text:style-name="P2"><text:span text:style-name="T38">Internal Server Error</text:span></text:p>
      <text:p text:style-name="P2"><text:span text:style-name="T39"/></text:p>
      <text:p text:style-name="P2"><text:span text:style-name="T40">But then I checked the subsystem datasources, and it looks fine:</text:span></text:p>
      <text:p text:style-name="P2"><text:span text:style-name="T41"/></text:p>
      <text:p text:style-name="P2"><draw:frame text:anchor-type="as-char" svg:width="165.10mm" svg:height="103.93mm" style:rel-width="scale" style:rel-height="scale"><draw:object-ole xlink:href="OleObj1"/><draw:image xlink:href="ObjectReplacements/OleObj1"/></draw:frame><text:span text:style-name="T41"/></text:p>
      <text:p text:style-name="P2"><text:span text:style-name="T41"/></text:p>
      <text:p text:style-name="P2"><text:span text:style-name="T42">The connection is still not communicating, connection not valid so it rolled back.</text:span></text:p>
      <text:p text:style-name="P2"><text:span text:style-name="T43"/></text:p>
      <text:p text:style-name="P2"><draw:frame text:anchor-type="as-char" svg:width="165.10mm" svg:height="90.17mm" style:rel-width="scale" style:rel-height="scale"><draw:object-ole xlink:href="OleObj2"/><draw:image xlink:href="ObjectReplacements/OleObj2"/></draw:frame><text:span text:style-name="T43"/></text:p>
      <text:p text:style-name="P2"><text:span text:style-name="T43"/></text:p>
      <text:p text:style-name="P2"><text:span text:style-name="T44">Unable to load connection is the error from the Admin Messages. Looks like the address is undefined.</text:span></text:p>
      <text:p text:style-name="P2"><text:span text:style-name="T44">I identified several issues that may be causing this, the datasource name in JNDI I don't think is correct, should be "MySqlDS".</text:span></text:p>
      <text:p text:style-name="P2"><text:span text:style-name="T44">should be "user" not the dafault mysqldb, verify that the transaction is "jta" in the persistence file, or local transaction, again verify the database names.</text:span></text:p>
      <text:p text:style-name="P2"><text:span text:style-name="T45"/></text:p>
      <text:p text:style-name="P2"><draw:frame text:anchor-type="as-char" svg:width="82.34mm" svg:height="109.43mm" style:rel-width="scale" style:rel-height="scale"><draw:object-ole xlink:href="OleObj3"/><draw:image xlink:href="ObjectReplacements/OleObj3"/></draw:frame><text:span text:style-name="T45"/></text:p>
      <text:p text:style-name="P2"><text:span text:style-name="T45"/></text:p>
      <text:p text:style-name="P2"><text:span text:style-name="T46">Getting the same error in the console:</text:span></text:p>
      <text:p text:style-name="P2"><text:span text:style-name="T47"/></text:p>
      <text:p text:style-name="P2"><text:span text:style-name="T48">FLYCTL0186:<text:s text:c="3"/>Services which failed to start:<text:s text:c="6"/>service jboss.persistenceunit."com.jboss.user.test.war#com.jboss.user.test": org.hibernate.service.spi.ServiceException: Unable to create requested service [org.hibernate.engine.jdbc.env.spi.JdbcEnvironment]</text:span></text:p>
      <text:p text:style-name="P2"><text:span text:style-name="T49"/></text:p>
      <text:p text:style-name="P2"><text:span text:style-name="T50">11:48:11,128 WARN<text:s text:c="2"/>[org.jboss.jca.core.connectionmanager.pool.strategy.OnePool] (External Management Request Threads -- 2) IJ000604: Throwable while attempting to get a new connection: null: javax.resource.ResourceException: IJ031084: Unable to create connection</text:span></text:p>
      <text:p text:style-name="P2"><text:span text:style-name="T51"/></text:p>
      <text:p text:style-name="P2"><text:span text:style-name="T52">So I guess I need to tweak the connection..LOL!</text:span></text:p>
      <text:p text:style-name="P2"><text:span text:style-name="T52">I changed the datasource in the standalone.xml file in the configuration folder.</text:span></text:p>
      <text:p text:style-name="P2"><text:span text:style-name="T53"/></text:p>
      <text:p text:style-name="P2"><text:span text:style-name="T53"/></text:p>
      <text:p text:style-name="P2"><text:span text:style-name="T54">Still nothing, at least I know the driver is being loaded, but not the datasource:, it appears </text:span></text:p>
      <text:p text:style-name="P2"><text:span text:style-name="T55"/></text:p>
      <text:p text:style-name="P2"><text:span text:style-name="T56">13:08:33,881 ERROR [org.jboss.as.controller.management-operation] (Controller Boot Thread) WFLYCTL0013: Operation ("deploy") failed - address: ([("deployment" =&gt; "com.jboss.user.test.war")]) - failure description: {</text:span></text:p>
      <text:p text:style-name="P2"><text:span text:style-name="T56"><text:s text:c="4"/>"WFLYCTL0412: Required services that are not installed:" =&gt; ["jboss.naming.context.java.jboss.datasources.users"],</text:span></text:p>
      <text:p text:style-name="P2"><text:span text:style-name="T56"><text:s text:c="4"/>"WFLYCTL0180: Services with missing/unavailable dependencies" =&gt; [</text:span></text:p>
      <text:p text:style-name="P2"><text:span text:style-name="T56"><text:s text:c="8"/>"jboss.persistenceunit.\"com.jboss.user.test.war#com.jboss.user.test\" is missing [jboss.naming.context.java.jboss.datasources.users]",</text:span></text:p>
      <text:p text:style-name="P2"><text:span text:style-name="T56"><text:s text:c="8"/>"jboss.persistenceunit.\"com.jboss.user.test.war#com.jboss.user.test\".__FIRST_PHASE__ is missing [jboss.naming.context.java.jboss.datasources.users]"</text:span></text:p>
      <text:p text:style-name="P2"><text:span text:style-name="T57"/></text:p>
      <text:p text:style-name="P2"><text:span text:style-name="T58">Required services that are not installed:" =&gt; ["jboss.naming.context.java.jboss.datasources.users"]</text:span></text:p>
      <text:p text:style-name="P2"><text:span text:style-name="T59"/></text:p>
      <text:p text:style-name="P2"><text:span text:style-name="T60">So I changed the database reference from "users" to MySqlDS in the persistence file:</text:span></text:p>
      <text:p text:style-name="P2"><text:span text:style-name="T61"/></text:p>
      <text:p text:style-name="P2"><draw:frame text:anchor-type="as-char" svg:width="165.10mm" svg:height="53.55mm" style:rel-width="scale" style:rel-height="scale"><draw:object-ole xlink:href="OleObj4"/><draw:image xlink:href="ObjectReplacements/OleObj4"/></draw:frame><text:span text:style-name="T61"/></text:p>
      <text:p text:style-name="P2"><text:span text:style-name="T61"/></text:p>
      <text:p text:style-name="P2"><text:span text:style-name="T62">The EntityManager class can't be instantiated(created). It's ponting to the project root itself "com.jboss.user.test" ,<text:s text:c="2"/>So I changed it to "MySqlDS" also. I'll run it again, but I suspect the DataSource url needs to be called out in the EAP server also. Again can't instantiate class. At least the JDBC Driver is loading! LOL</text:span></text:p>
      <text:p text:style-name="P2"><text:span text:style-name="T63"/></text:p>
      <text:p text:style-name="P2"><draw:frame text:anchor-type="as-char" svg:width="165.10mm" svg:height="37.47mm" style:rel-width="scale" style:rel-height="scale"><draw:object-ole xlink:href="OleObj5"/><draw:image xlink:href="ObjectReplacements/OleObj5"/></draw:frame><text:span text:style-name="T63"/></text:p>
      <text:p text:style-name="P2"><text:span text:style-name="T63"/></text:p>
      <text:p text:style-name="P2"><text:span text:style-name="T63"/></text:p>
      <text:p text:style-name="P2"><text:span text:style-name="T64">So I'm going back into the Management Console. The driver looks fine. </text:span></text:p>
      <text:p text:style-name="P2"><text:span text:style-name="T65"/></text:p>
      <text:p text:style-name="P2"><draw:frame text:anchor-type="as-char" svg:width="165.10mm" svg:height="47.20mm" style:rel-width="scale" style:rel-height="scale"><draw:object-ole xlink:href="OleObj6"/><draw:image xlink:href="ObjectReplacements/OleObj6"/></draw:frame><text:span text:style-name="T65"/></text:p>
      <text:p text:style-name="P2"><text:span text:style-name="T65"/></text:p>
      <text:p text:style-name="P2"><text:span text:style-name="T65"/></text:p>
      <text:p text:style-name="P2"><text:span text:style-name="T66">Exception handling request to /com.jboss.user.test/: java.lang.NoSuchMethodError: org.hibernate.Session.createQuery(Ljava/lang/String;)Lorg/hibernate/query/Query;</text:span></text:p>
      <text:p text:style-name="P2"><text:span text:style-name="T67"/></text:p>
      <text:p text:style-name="P2"><text:span text:style-name="T68">Apparently it doesn't like the way the query is set up for listUser, which is the jsp file i want to run for database testing. Basically it just gets a list of users.</text:span></text:p>
      <text:p text:style-name="P2"><text:span text:style-name="T69"/></text:p>
      <text:p text:style-name="P2"><draw:frame text:anchor-type="as-char" svg:width="165.10mm" svg:height="38.52mm" style:rel-width="scale" style:rel-height="scale"><draw:object-ole xlink:href="OleObj7"/><draw:image xlink:href="ObjectReplacements/OleObj7"/></draw:frame><text:span text:style-name="T69"/></text:p>
      <text:p text:style-name="P2"><text:span text:style-name="T69"/></text:p>
      <text:p text:style-name="P2"><draw:frame text:anchor-type="as-char" svg:width="165.10mm" svg:height="71.76mm" style:rel-width="scale" style:rel-height="scale"><draw:object-ole xlink:href="OleObj8"/><draw:image xlink:href="ObjectReplacements/OleObj8"/></draw:frame><text:span text:style-name="T69"/></text:p>
      <text:p text:style-name="P2"><text:span text:style-name="T69"/></text:p>
      <text:p text:style-name="P2"><text:span text:style-name="T69"/></text:p>
      <text:p text:style-name="P2"><text:span text:style-name="T70">Here is the actual sytatement on line 107 of UserDao:</text:span></text:p>
      <text:p text:style-name="P2"><text:span text:style-name="T71"/></text:p>
      <text:p text:style-name="P2"><text:span text:style-name="T72">listOfUser</text:span><text:span text:style-name="T73"><text:s/>=<text:s/></text:span><text:span text:style-name="T74">session</text:span><text:span text:style-name="T75">.createQuery(</text:span><text:span text:style-name="T76">"select * from user"</text:span><text:span text:style-name="T77">).getResultList();</text:span></text:p>
      <text:p text:style-name="P2"><text:span text:style-name="T78"/></text:p>
      <text:p text:style-name="P2"><text:span text:style-name="T79">Change it to just "from user" and reboot.</text:span></text:p>
      <text:p text:style-name="P2"><text:span text:style-name="T80"/></text:p>
      <text:p text:style-name="P2"><text:span text:style-name="T81">It deletes the records in the DB instead of listing them! HAHA!</text:span></text:p>
      <text:p text:style-name="P2"><text:span text:style-name="T82">The persistence unit schema is set to default(none), change to create/drop. I also added the Default Jta datasource in the persistence connection tab with the datasource called out as "java:jboss/datasources/Users". I also deleted the db.properties file since I moved them into the persistence file.</text:span></text:p>
      <text:p text:style-name="P2"><text:span text:style-name="T83"/></text:p>
      <text:p text:style-name="P2"><text:span text:style-name="T84">After running a Maven Test:</text:span></text:p>
      <text:p text:style-name="P2"><text:span text:style-name="T85"/></text:p>
      <text:p text:style-name="P2"><draw:frame text:anchor-type="as-char" svg:width="165.10mm" svg:height="63.50mm" style:rel-width="scale" style:rel-height="scale"><draw:object-ole xlink:href="OleObj9"/><draw:image xlink:href="ObjectReplacements/OleObj9"/></draw:frame><text:span text:style-name="T85"/></text:p>
      <text:p text:style-name="P2"><text:span text:style-name="T85"/></text:p>
      <text:p text:style-name="P2"><text:span text:style-name="T86">Yay! So far so good.</text:span></text:p>
      <text:p text:style-name="P2"><text:span text:style-name="T86">I then ran a Maven Build --&gt; Compile: And got the same message, "BUILD SUCCESS"</text:span></text:p>
      <text:p text:style-name="P2"><text:span text:style-name="T86">So,,,Ran on the server:</text:span></text:p>
      <text:p text:style-name="P2"><text:span text:style-name="T87"/></text:p>
      <text:p text:style-name="P2"><text:span text:style-name="T88">service jboss.naming.context.java.jboss.datasources.</text:span><text:span text:style-name="T89">Users (missing) dependents: [service jboss.persistenceunit."com.jboss.user.test-0.0.1-</text:span><text:span text:style-name="T90">SNAPSHOT.war#com.jboss.user.test".__FIRST_PHASE__, service jboss.persistenceunit."com.jboss.user.test-0.0.1-SNAPSHOT.war#com.jboss.user.test"] </text:span></text:p>
      <text:p text:style-name="P2"><text:span text:style-name="T90">WFLYCTL0186:<text:s text:c="3"/>Services which failed to start:<text:s text:c="6"/>service jboss.persistenceunit."com.jboss.user.test.war#com.jboss.user.test": javax.persistence.PersistenceException:<text:s/></text:span><text:span text:style-name="T91">[PersistenceUnit: com.jboss.user.test] Unable to build Hibernate SessionFactory</text:span></text:p>
      <text:p text:style-name="P2"><text:span text:style-name="T92"/></text:p>
      <text:p text:style-name="P2"><text:span text:style-name="T93">Still no SessionFactory!! DAMIT!!</text:span></text:p>
      <text:p text:style-name="P2"><text:span text:style-name="T93">Almost!! I put the username/password in for the DB in the persistence file, maybe it's looking for the server credentials??</text:span></text:p>
      <text:p text:style-name="P2"><text:span text:style-name="T94"/></text:p>
      <text:p text:style-name="P2"><draw:frame text:anchor-type="as-char" svg:width="158.54mm" svg:height="154.73mm" style:rel-width="scale" style:rel-height="scale"><draw:object-ole xlink:href="OleObj10"/><draw:image xlink:href="ObjectReplacements/OleObj10"/></draw:frame><text:span text:style-name="T94"/></text:p>
      <text:p text:style-name="P2"><text:span text:style-name="T94"/></text:p>
      <text:p text:style-name="P2"><text:span text:style-name="T95">Well went this far:</text:span></text:p>
      <text:p text:style-name="P2"><text:span text:style-name="T96"/></text:p>
      <text:p text:style-name="P2"><draw:frame text:anchor-type="as-char" svg:width="149.01mm" svg:height="155.36mm" style:rel-width="scale" style:rel-height="scale"><draw:object-ole xlink:href="OleObj11"/><draw:image xlink:href="ObjectReplacements/OleObj11"/></draw:frame><text:span text:style-name="T96"/></text:p>
      <text:p text:style-name="P2"><text:span text:style-name="T96"/></text:p>
      <text:p text:style-name="P2"><text:span text:style-name="T97">I tried both the db logon and the JBoss server.</text:span></text:p>
      <text:p text:style-name="P2"><text:span text:style-name="T97">So I changed the DB to MySqlDS in the persistence unit connection.</text:span></text:p>
      <text:p text:style-name="P2"><text:span text:style-name="T98"/></text:p>
      <text:p text:style-name="P2"><text:span text:style-name="T99">Now it says connected!! WTF!!</text:span></text:p>
      <text:p text:style-name="P2"><text:span text:style-name="T100"/></text:p>
      <text:p text:style-name="P2"><draw:frame text:anchor-type="as-char" svg:width="165.10mm" svg:height="118.11mm" style:rel-width="scale" style:rel-height="scale"><draw:object-ole xlink:href="OleObj12"/><draw:image xlink:href="ObjectReplacements/OleObj12"/></draw:frame><text:span text:style-name="T100"/></text:p>
      <text:p text:style-name="P2"><text:span text:style-name="T100"/></text:p>
      <text:p text:style-name="P2"><draw:frame text:anchor-type="as-char" svg:width="165.10mm" svg:height="164.04mm" style:rel-width="scale" style:rel-height="scale"><draw:object-ole xlink:href="OleObj13"/><draw:image xlink:href="ObjectReplacements/OleObj13"/></draw:frame><text:span text:style-name="T100"/></text:p>
      <text:p text:style-name="P2"><text:span text:style-name="T100"/></text:p>
      <text:p text:style-name="P2"><text:span text:style-name="T101">Connection looks good also. Hmmm.....</text:span></text:p>
      <text:p text:style-name="P2"><text:span text:style-name="T101">So I was going through the error files and this caught my eye:</text:span></text:p>
      <text:p text:style-name="P2"><text:span text:style-name="T102"/></text:p>
      <text:p text:style-name="P2"><text:span text:style-name="T103">Caused by: javax.persistence.PersistenceException: [PersistenceUnit: com.jboss.user.test] Unable to build Hibernate SessionFactory</text:span></text:p>
      <text:p text:style-name="P2"><text:span text:style-name="T103"><text:s text:c="4"/>Caused by: org.hibernate.tool.schema.spi.SchemaManagementException: Writing to script was requested, but no script file was specified"},</text:span></text:p>
      <text:p text:style-name="P2"><text:span text:style-name="T103"><text:s text:c="4"/></text:span><text:span text:style-name="T104">"WFLYCTL0288: One or more services were unable to start due to one or more indirect dependencies not being available." =&gt; {</text:span></text:p>
      <text:p text:style-name="P2"><text:span text:style-name="T104"><text:s text:c="8"/>"Services that were unable to start:" =&gt; [</text:span></text:p>
      <text:p text:style-name="P2"><text:span text:style-name="T104"><text:s text:c="12"/>"jboss.deployment.unit.\"com.jboss.user.test-0.0.1-SNAPSHOT.war\".CdiValidatorFactoryService",</text:span></text:p>
      <text:p text:style-name="P2"><text:span text:style-name="T105"><text:s text:c="12"/>"jboss.deployment.unit.\"com.jboss.user.test-0.0.1-SNAPSHOT.war\".WeldStartService",</text:span></text:p>
      <text:p text:style-name="P2"><text:span text:style-name="T105"><text:s text:c="12"/>"jboss.deployment.unit.\"com.jboss.user.test-0.0.1-SNAPSHOT.war\".</text:span><text:span text:style-name="T106">component.EJBUserDao.START"</text:span></text:p>
      <text:p text:style-name="P2"><text:span text:style-name="T107"/></text:p>
      <text:p text:style-name="P2"><text:span text:style-name="T108">Indirect dependencies? hmm,,,, The CDI Factory Service, and the EJBUserDao sounds like it's pointing to contents dependency injection, and an EnterpriseJavaBean,,,hmmm,,,That's how the jboss-greeter/kitchensink files are set up. Maybe that's my whole problem!!</text:span></text:p>
      <text:p text:style-name="P2"><text:span text:style-name="T108">Trying to tackle too much without the proper files in place.</text:span></text:p>
      <text:p text:style-name="P2"><text:span text:style-name="T109"/></text:p>
      <text:p text:style-name="P2"><text:span text:style-name="T110">After more snooping around, I found this in the Management Consol:</text:span></text:p>
      <text:p text:style-name="P2"><text:span text:style-name="T111"/></text:p>
      <text:p text:style-name="P2"><draw:frame text:anchor-type="as-char" svg:width="165.10mm" svg:height="101.39mm" style:rel-width="scale" style:rel-height="scale"><draw:object-ole xlink:href="OleObj14"/><draw:image xlink:href="ObjectReplacements/OleObj14"/></draw:frame><text:span text:style-name="T111"/></text:p>
      <text:p text:style-name="P2"><text:span text:style-name="T111"/></text:p>
      <text:p text:style-name="P2"><text:span text:style-name="T112">The status says "FAILED" , so I'm deleting all the failed ones from the server. These are saying good so I left them:</text:span></text:p>
      <text:p text:style-name="P2"><text:span text:style-name="T113"/></text:p>
      <text:p text:style-name="P2"><draw:frame text:anchor-type="as-char" svg:width="165.10mm" svg:height="103.51mm" style:rel-width="scale" style:rel-height="scale"><draw:object-ole xlink:href="OleObj15"/><draw:image xlink:href="ObjectReplacements/OleObj15"/></draw:frame><text:span text:style-name="T113"/></text:p>
      <text:p text:style-name="P2"><text:span text:style-name="T113"/></text:p>
      <text:p text:style-name="P2"><text:span text:style-name="T114">I need to just call the mysql-connector-java jar file since it seems to be working:</text:span></text:p>
      <text:p text:style-name="P2"><text:span text:style-name="T115"/></text:p>
      <text:p text:style-name="P2"><draw:frame text:anchor-type="as-char" svg:width="165.10mm" svg:height="136.53mm" style:rel-width="scale" style:rel-height="scale"><draw:object-ole xlink:href="OleObj16"/><draw:image xlink:href="ObjectReplacements/OleObj16"/></draw:frame><text:span text:style-name="T115"/></text:p>
      <text:p text:style-name="P2"><text:span text:style-name="T115"/></text:p>
      <text:p text:style-name="P2"><text:span text:style-name="T116">Now I'll have to figure out how to call it in my files. Maybe I don't have to since it's already there, just tel it which DB to connect to. Something like this: mysql-connector-java-8.0.20.java<text:s/></text:span><text:span text:style-name="T117">dbConnect</text:span><text:span text:style-name="T118"><text:s/>= new mysql-connector-java-8.0.20.jar. Then go something like dbConnect.(database name to connect to). That would be cool!</text:span></text:p>
      <text:p text:style-name="P2"><text:span text:style-name="T119"/></text:p>
      <text:p text:style-name="P2"><text:span text:style-name="T120">UPDATE - 11/19/20 6:47AM</text:span></text:p>
      <text:p text:style-name="P2"><text:span text:style-name="T121"/></text:p>
      <text:p text:style-name="P2"><text:span text:style-name="T122">I'm trying something different after reading a document on the Planet JBoss Developer site. The driver jar file is the same, but the ds file goes in the deployment base:</text:span></text:p>
      <text:p text:style-name="P2"><text:span text:style-name="T122">EAP_HOME/standalone/deployments, file name: New_MySQL-ds.xml. I left it the same as the DataSource Explorer connection name.</text:span></text:p>
      <text:p text:style-name="P2"><text:span text:style-name="T123"/></text:p>
      <text:p text:style-name="P2"><text:span text:style-name="T124">So I have the driver directory setup like this:</text:span></text:p>
      <text:p text:style-name="P2"><text:span text:style-name="T125"/></text:p>
      <text:p text:style-name="P2"><draw:frame text:anchor-type="as-char" svg:width="165.10mm" svg:height="48.68mm" style:rel-width="scale" style:rel-height="scale"><draw:object-ole xlink:href="OleObj17"/><draw:image xlink:href="ObjectReplacements/OleObj17"/></draw:frame><text:span text:style-name="T125"/></text:p>
      <text:p text:style-name="P2"><text:span text:style-name="T125"/></text:p>
      <text:p text:style-name="P2"><text:span text:style-name="T126">and the Datasource file here:</text:span></text:p>
      <text:p text:style-name="P2"><text:span text:style-name="T127"/></text:p>
      <text:p text:style-name="P2"><draw:frame text:anchor-type="as-char" svg:width="165.10mm" svg:height="122.34mm" style:rel-width="scale" style:rel-height="scale"><draw:object-ole xlink:href="OleObj18"/><draw:image xlink:href="ObjectReplacements/OleObj18"/></draw:frame><text:span text:style-name="T127"/></text:p>
      <text:p text:style-name="P2"><text:span text:style-name="T127"/></text:p>
      <text:p text:style-name="P2"><text:span text:style-name="T128">Looks good so far, but, I discovered minor differences:</text:span></text:p>
      <text:p text:style-name="P2"><text:span text:style-name="T129"/></text:p>
      <text:p text:style-name="P2"><draw:frame text:anchor-type="as-char" svg:width="165.10mm" svg:height="54.19mm" style:rel-width="scale" style:rel-height="scale"><draw:object-ole xlink:href="OleObj19"/><draw:image xlink:href="ObjectReplacements/OleObj19"/></draw:frame><text:span text:style-name="T129"/></text:p>
      <text:p text:style-name="P2"><text:span text:style-name="T129"/></text:p>
      <text:p text:style-name="P2"><text:span text:style-name="T130">That extra datasource statement is suspicious, the &lt;pool&gt;&lt;/pool&gt; Doesn't concern me, probably just a placeholder for a data pool if needed.</text:span></text:p>
      <text:p text:style-name="P2"><text:span text:style-name="T131"/></text:p>
      <text:p text:style-name="P3"><text:span text:style-name="T132">Hibernate Console Configuration File</text:span></text:p>
      <text:p text:style-name="P3"><text:span text:style-name="T133"/></text:p>
      <text:p text:style-name="P4"><draw:frame text:anchor-type="as-char" svg:width="165.10mm" svg:height="89.11mm" style:rel-width="scale" style:rel-height="scale"><draw:object-ole xlink:href="OleObj20"/><draw:image xlink:href="ObjectReplacements/OleObj20"/></draw:frame><text:span text:style-name="T133"/></text:p>
      <text:p text:style-name="P4"><text:span text:style-name="T133"/></text:p>
      <text:p text:style-name="P4"><text:span text:style-name="T134">The console configuration creation for Hibernate in the Event schema. Right click on the project, go go the Hibernate menu, select the Console Configuration XML submenu.</text:span></text:p>
      <text:p text:style-name="P4"><text:span text:style-name="T135"/></text:p>
      <text:p text:style-name="P4"><text:span text:style-name="T136">Here is the xml mapping file properties:</text:span></text:p>
      <text:p text:style-name="P4"><text:span text:style-name="T137"/></text:p>
      <text:p text:style-name="P4"><draw:frame text:anchor-type="as-char" svg:width="165.10mm" svg:height="73.45mm" style:rel-width="scale" style:rel-height="scale"><draw:object-ole xlink:href="OleObj21"/><draw:image xlink:href="ObjectReplacements/OleObj21"/></draw:frame><text:span text:style-name="T137"/></text:p>
      <text:p text:style-name="P4"><text:span text:style-name="T137"/></text:p>
      <text:p text:style-name="P4"><text:span text:style-name="T138">Right click on the project and put xml in search field, then select the Hibernate-Mapping schema DTD 3.0 schema.</text:span></text:p>
      <text:p text:style-name="P4"><text:span text:style-name="T139"/></text:p>
      <text:p text:style-name="P4"><text:span text:style-name="T140">Remember!</text:span></text:p>
      <text:p text:style-name="P4"><text:span text:style-name="T141">Hibernate mapping types, converters which can translate from Java to SQL data types and vice versa.</text:span></text:p>
      <text:p text:style-name="P4"><text:span text:style-name="T142"/></text:p>
      <text:p text:style-name="P5"><text:span text:style-name="T143">11/21/20 10:00AM</text:span></text:p>
      <text:p text:style-name="P6"><text:span text:style-name="T144">Since I won't have Internet Access f0r awhile, I decided to use the org.jboss.tool.examples sample project. It's copied right out of the JBoss samples package of working projects. Although it uses the h2 memory database, it's a good starting point for playing around with the mysql db server and making sure the jdbc driver is configured correctly.</text:span></text:p>
      <text:p text:style-name="P6"><text:span text:style-name="T145"/></text:p>
      <text:p text:style-name="P6"><text:span text:style-name="T146">I'm going to start a new document to take notes, I'll call it</text:span></text:p>
      <text:p text:style-name="P6"><text:span text:style-name="T147"/></text:p>
      <text:p text:style-name="P7"><text:span text:style-name="T148">JbossToolDBExample Part 1</text:span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